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d5a9" officeooo:paragraph-rsid="0012d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9:23:55.214973355</meta:creation-date>
    <dc:date>2017-03-29T19:24:13.948746596</dc:date>
    <meta:editing-duration>PT18S</meta:editing-duration>
    <meta:editing-cycles>2</meta:editing-cycles>
    <meta:generator>LibreOffice/5.2.6.2$Linux_X86_64 LibreOffice_project/20m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